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b031a" style:font-size-asian="12pt" style:font-size-complex="12pt" loext:padding="0in" loext:border="none"/>
    </style:style>
    <style:style style:name="P2" style:family="paragraph" style:parent-style-name="Standard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b031a" officeooo:paragraph-rsid="000b031a" style:font-size-asian="12pt" style:font-size-complex="12pt" loext:padding="0in" loext:border="none"/>
    </style:style>
    <style:style style:name="P3" style:family="paragraph" style:parent-style-name="Standard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color="#000000" loext:opacity="100%" style:font-name="Liberation Serif" fo:font-size="12pt" officeooo:paragraph-rsid="000b031a" style:font-size-asian="12pt" style:font-size-complex="12pt"/>
    </style:style>
    <style:style style:name="P4" style:family="paragraph" style:parent-style-name="Standard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color="#000000" loext:opacity="100%" style:font-name="Liberation Serif" fo:font-size="12pt" officeooo:rsid="000b031a" officeooo:paragraph-rsid="000b031a" style:font-size-asian="12pt" style:font-size-complex="12pt"/>
    </style:style>
    <style:style style:name="P5" style:family="paragraph" style:parent-style-name="Standard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color="#000000" loext:opacity="100%" style:font-name="Liberation Serif" fo:font-size="12pt" officeooo:paragraph-rsid="000b3493" style:font-size-asian="12pt" style:font-size-complex="12pt"/>
    </style:style>
    <style:style style:name="P6" style:family="paragraph" style:parent-style-name="Standard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b031a" fo:background-color="#ffff00" style:font-size-asian="12pt" style:font-size-complex="12pt" loext:padding="0in" loext:border="none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style:font-name="Liberation Serif" fo:font-size="12pt" officeooo:paragraph-rsid="000eac31" style:font-size-asian="12pt" style:font-size-complex="12pt"/>
    </style:style>
    <style:style style:name="P8" style:family="paragraph" style:parent-style-name="Standard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color="#000000" loext:opacity="100%" style:font-name="Liberation Serif" fo:font-size="12pt" officeooo:paragraph-rsid="000b031a" fo:background-color="#ffff00" style:font-size-asian="12pt" style:font-size-complex="12pt"/>
    </style:style>
    <style:style style:name="P9" style:family="paragraph" style:parent-style-name="Text_20_body">
      <style:paragraph-properties fo:margin-left="0.052in" fo:margin-right="0.052in" fo:margin-top="0.052in" fo:margin-bottom="0.052in" style:contextual-spacing="false" fo:orphans="2" fo:widows="2" fo:text-indent="0in" style:auto-text-indent="false"/>
      <style:text-properties fo:color="#000000" loext:opacity="100%" style:font-name="Liberation Serif" fo:font-size="12pt" officeooo:paragraph-rsid="000b031a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Liberation Serif" fo:font-size="12pt" style:font-size-asian="12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variant="normal" fo:text-transform="none" fo:letter-spacing="normal" fo:font-style="normal" fo:font-weight="normal" officeooo:rsid="000b031a" loext:padding="0in" loext:border="none"/>
    </style:style>
    <style:style style:name="T4" style:family="text">
      <style:text-properties fo:font-variant="normal" fo:text-transform="none" fo:letter-spacing="normal" fo:font-style="normal" fo:font-weight="normal" officeooo:rsid="000eac31" loext:padding="0in" loext:border="none"/>
    </style:style>
    <style:style style:name="T5" style:family="text">
      <style:text-properties fo:font-variant="normal" fo:text-transform="none" fo:letter-spacing="normal" fo:font-style="normal" fo:font-weight="normal" loext:padding="0in" loext:border="none"/>
    </style:style>
    <style:style style:name="T6" style:family="text">
      <style:text-properties fo:font-variant="normal" fo:text-transform="none" fo:letter-spacing="normal" fo:font-style="normal" fo:font-weight="normal" officeooo:rsid="000b031a" fo:background-color="transparent" loext:char-shading-value="0" loext:padding="0in" loext:border="none"/>
    </style:style>
    <style:style style:name="T7" style:family="text">
      <style:text-properties officeooo:rsid="000b3493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t the following decimal numbers into binary:</text:p>
      <text:p text:style-name="P1"/>
      <text:p text:style-name="P1"><text:span text:style-name="T1">25</text:span></text:p>
      <text:p text:style-name="P2"><text:span text:style-name="T2">Solution…</text:span></text:p>
      <text:p text:style-name="P2"><text:span text:style-name="T2">We gonna divide the decimal number by 2 and collect the reminders as the answer.</text:span></text:p>
      <text:p text:style-name="P3"><text:span text:style-name="T3">25/2 result </text:span><text:span text:style-name="T4">=</text:span><text:span text:style-name="T3"> 12 and reminder 1 </text:span><text:span text:style-name="T4">so, we take the answer and do the division again and so on... </text:span></text:p>
      <text:p text:style-name="P4"><text:span text:style-name="T5">12/2 </text:span><text:span text:style-name="T4">=</text:span><text:span text:style-name="T5"> 6 and reminder 0</text:span></text:p>
      <text:p text:style-name="P4"><text:span text:style-name="T5">6/2 </text:span><text:span text:style-name="T4">=</text:span><text:span text:style-name="T5"> 3 and reminder 0</text:span></text:p>
      <text:p text:style-name="P4"><text:span text:style-name="T5">3/2 </text:span><text:span text:style-name="T4">=</text:span><text:span text:style-name="T5"> 1 and reminder 1</text:span></text:p>
      <text:p text:style-name="P4"><text:span text:style-name="T5">1/2 <text:s/></text:span><text:span text:style-name="T4">= </text:span><text:span text:style-name="T5">0 and reminder 1</text:span></text:p>
      <text:p text:style-name="P4"><text:span text:style-name="T5">now we gonna insert first reminder value to the right side, and write the fall binary number as &gt;&gt; 11001</text:span></text:p>
      <text:p text:style-name="P3"><text:span text:style-name="T3"/></text:p>
      <text:p text:style-name="P1"><text:span text:style-name="T1">100</text:span></text:p>
      <text:p text:style-name="P3"><text:span text:style-name="T6">Solution…</text:span></text:p>
      <text:p text:style-name="P5"><text:span text:style-name="T7">10</text:span>0/2=<text:span text:style-name="T7">50</text:span> with remainder 0</text:p>
      <text:p text:style-name="P5">50/2=25 with remainder 0</text:p>
      <text:p text:style-name="P3">25/2=12 with remainder 1 </text:p>
      <text:p text:style-name="P3">12/2=6 with remainder 0 </text:p>
      <text:p text:style-name="P3">6/2=3 with remainder 0 </text:p>
      <text:p text:style-name="P3">3/2=1 with remainder 1 </text:p>
      <text:p text:style-name="P3">1/2=0 with remainder 1</text:p>
      <text:p text:style-name="P4">answer &gt;&gt; 110010</text:p>
      <text:p text:style-name="P3"/>
      <text:p text:style-name="P6">255</text:p>
      <text:p text:style-name="P7">Solution… </text:p>
      <text:p text:style-name="P7">255/2=127 with remainder 1 </text:p>
      <text:p text:style-name="P7">127/2=63 with remainder 1 </text:p>
      <text:p text:style-name="P7">63/2=31 with remainder 1 </text:p>
      <text:p text:style-name="P7">31/2=15 with remainder 1 </text:p>
      <text:p text:style-name="P7">15/2=7 with remainder 1 </text:p>
      <text:p text:style-name="P7">7/2=3 with remainder 1 </text:p>
      <text:p text:style-name="P7">3/2=1 with remainder 1 </text:p>
      <text:p text:style-name="P7">1/2=0 with remainder 1 </text:p>
      <text:p text:style-name="P7"><text:soft-page-break/>answer &gt;&gt; 11111111</text:p>
      <text:p text:style-name="P6"/>
      <text:p text:style-name="P8"><text:span text:style-name="T5">1024</text:span></text:p>
      <text:p text:style-name="P9">Solution…</text:p>
      <text:section text:style-name="Sect1" text:name="model-response-message-contentr_ab7094545f3f5ced">
        <text:p text:style-name="P10">1024/2=512 with remainder 0</text:p>
        <text:p text:style-name="P10">512/2=256 with remainder 0</text:p>
        <text:p text:style-name="P10">256/2=128 with remainder 0</text:p>
        <text:p text:style-name="P10">128/2=64 with remainder 0</text:p>
        <text:p text:style-name="P10">64/2=32 with remainder 0</text:p>
        <text:p text:style-name="P10">32/2=16 with remainder 0</text:p>
        <text:p text:style-name="P10">16/2=8 with remainder 0</text:p>
        <text:p text:style-name="P10">8/2=4 with remainder 0</text:p>
        <text:p text:style-name="P10">4/2=2 with remainder 0</text:p>
        <text:p text:style-name="P10">2/2=1 with remainder 0</text:p>
        <text:p text:style-name="P10">1/2=0 with remainder 1</text:p>
        <text:p text:style-name="P10">answer &gt;&gt; 10000000000</text:p>
      </text:section>
      <text:p text:style-name="P3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00:03:18.960458402</meta:creation-date>
    <meta:generator>LibreOffice/24.8.4.2$Linux_X86_64 LibreOffice_project/bb3cfa12c7b1bf994ecc5649a80400d06cd71002</meta:generator>
    <dc:date>2025-05-07T00:24:57.580514661</dc:date>
    <meta:editing-duration>PT9M11S</meta:editing-duration>
    <meta:editing-cycles>2</meta:editing-cycles>
    <meta:document-statistic meta:table-count="0" meta:image-count="0" meta:object-count="0" meta:page-count="2" meta:paragraph-count="46" meta:word-count="207" meta:character-count="1148" meta:non-whitespace-character-count="970"/>
  </office:meta>
</office:document-meta>
</file>